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2e7b" officeooo:paragraph-rsid="00132e7b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2e7b" officeooo:paragraph-rsid="00132e7b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7" style:family="paragraph" style:parent-style-name="Standard">
      <style:text-properties style:font-name="Courier" fo:font-size="16pt" fo:font-style="italic" officeooo:rsid="00132e7b" officeooo:paragraph-rsid="00132e7b" style:font-size-asian="16pt" style:font-style-asian="italic" style:font-size-complex="16pt" style:font-style-complex="italic"/>
    </style:style>
    <style:style style:name="T1" style:family="text">
      <style:text-properties officeooo:rsid="00132e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ding in Thee</text:p>
      <text:p text:style-name="P1"/>
      <text:p text:style-name="P5">O safe to the Rock that is higher than I,</text:p>
      <text:p text:style-name="P5">My soul in its conflicts and sowrrows would fly;</text:p>
      <text:p text:style-name="P5">So sinful, so weary, Thine, Thine would I be;</text:p>
      <text:p text:style-name="P5">Thou blest “Rock of Ages,” I’m hiding in Thee.</text:p>
      <text:p text:style-name="P5"/>
      <text:p text:style-name="P5">In the calm of the noontide, in sorrow’s long hour,</text:p>
      <text:p text:style-name="P5">In times when temptation casts o’er me its power;</text:p>
      <text:p text:style-name="P5">In the tempests of life, on its wide heaving sea,</text:p>
      <text:p text:style-name="P5">Thy blest “Rock of Ages,” I’m hiding in Thee.</text:p>
      <text:p text:style-name="P5"/>
      <text:p text:style-name="P5">How oft in the conflict, when pressed by the foe,</text:p>
      <text:p text:style-name="P5">I have fled to my Refuge and breathed out my woe;</text:p>
      <text:p text:style-name="P5">How often when trials like sea billows roll,</text:p>
      <text:p text:style-name="P5">Have I hidden in Thee, O Thou rock of my soul.</text:p>
      <text:p text:style-name="P2"/>
      <text:p text:style-name="P6">Refrain</text:p>
      <text:p text:style-name="P6"/>
      <text:p text:style-name="P7">Hiding in Thee,</text:p>
      <text:p text:style-name="P7">Hiding in Thee,</text:p>
      <text:p text:style-name="P7">Thou blest “Rock of Ages,”</text:p>
      <text:p text:style-name="P7">I’m hiding in Thee.</text:p>
      <text:p text:style-name="P2"/>
      <text:p text:style-name="P2"/>
      <text:p text:style-name="P2">Composer: <text:span text:style-name="T1">Ira D. Sankey (1840-1908)</text:span></text:p>
      <text:p text:style-name="P2">Lyricist: <text:span text:style-name="T1">William O. Cushing (1823-1902)</text:span></text:p>
      <text:p text:style-name="P2"/>
      <text:p text:style-name="P5">Hymns of Truth and Praise: 5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13:41:05.997757704</meta:creation-date>
    <meta:editing-duration>PT9M17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12T13:50:21.749540937</dc:date>
    <dc:creator>Hank Warren</dc:creator>
    <meta:document-statistic meta:table-count="0" meta:image-count="0" meta:object-count="0" meta:page-count="1" meta:paragraph-count="21" meta:word-count="150" meta:character-count="763" meta:non-whitespace-character-count="634"/>
    <meta:template xlink:type="simple" xlink:actuate="onRequest" xlink:title="TubaHymn" xlink:href="../../../../../Library/Application%20Support/LibreOffice/4/user/template/TubaHymn1.ott" meta:date="2020-07-12T13:41:05.062033126"/>
  </office:meta>
</office:document-meta>
</file>